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style:font-name="monospace" fo:font-size="14pt" fo:letter-spacing="normal" fo:font-style="normal" fo:font-weight="normal" officeooo:rsid="0001a290" officeooo:paragraph-rsid="0001a290" loext:padding="0in" loext:border="none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officeooo:paragraph-rsid="0001a290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officeooo:rsid="0001a290" officeooo:paragraph-rsid="0001a290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style:font-name="sans-serif" fo:font-size="12.75pt" officeooo:rsid="0001a290" officeooo:paragraph-rsid="0001a290"/>
    </style:style>
    <style:style style:name="P5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style:font-name="sans-serif" fo:font-size="12.75pt" officeooo:paragraph-rsid="00040a9c"/>
    </style:style>
    <style:style style:name="P6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style:font-name="sans-serif" fo:font-size="12.75pt" fo:font-style="normal" fo:font-weight="bold" officeooo:rsid="0001a290" officeooo:paragraph-rsid="0001a290" style:font-style-asian="normal" style:font-weight-asian="bold" style:font-style-complex="normal" style:font-weight-complex="bold"/>
    </style:style>
    <style:style style:name="P7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style:font-name="sans-serif" fo:font-size="12.75pt" fo:font-weight="bold" officeooo:rsid="0001a290" officeooo:paragraph-rsid="0001a290" style:font-weight-asian="bold" style:font-weight-complex="bold"/>
    </style:style>
    <style:style style:name="P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style:font-name="sans-serif" fo:font-size="12.75pt" fo:font-weight="bold" officeooo:rsid="0001a290" officeooo:paragraph-rsid="00040a9c" style:font-weight-asian="bold" style:font-weight-complex="bold"/>
    </style:style>
    <style:style style:name="P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style:font-name="sans-serif" fo:font-size="12.75pt" fo:font-weight="normal" officeooo:rsid="00040a9c" officeooo:paragraph-rsid="00040a9c" style:font-weight-asian="normal" style:font-weight-complex="normal"/>
    </style:style>
    <style:style style:name="P10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weight="normal" officeooo:rsid="00040a9c" officeooo:paragraph-rsid="00040a9c" style:font-weight-asian="normal" style:font-weight-complex="normal"/>
    </style:style>
    <style:style style:name="T1" style:family="text">
      <style:text-properties fo:color="#008000" style:font-name="sans-serif" fo:font-size="12.75pt"/>
    </style:style>
    <style:style style:name="T2" style:family="text">
      <style:text-properties style:font-name="sans-serif" fo:font-size="12.75pt"/>
    </style:style>
    <style:style style:name="T3" style:family="text">
      <style:text-properties style:font-name="sans-serif" fo:font-size="12.75pt" fo:font-weight="bold"/>
    </style:style>
    <style:style style:name="T4" style:family="text">
      <style:text-properties fo:font-variant="normal" fo:text-transform="none" fo:color="#000000" style:font-name="sans-serif" fo:font-size="12.75pt" fo:letter-spacing="normal" fo:font-style="normal" fo:font-weight="normal" loext:padding="0in" loext:border="none"/>
    </style:style>
    <style:style style:name="T5" style:family="text">
      <style:text-properties fo:font-variant="normal" fo:text-transform="none" fo:color="#000000" style:font-name="sans-serif" fo:font-size="12.75pt" fo:letter-spacing="normal" fo:font-style="normal" fo:font-weight="normal" officeooo:rsid="0001a290" loext:padding="0in" loext:border="none"/>
    </style:style>
    <style:style style:name="T6" style:family="text">
      <style:text-properties fo:font-variant="normal" fo:text-transform="none" fo:color="#000000" style:font-name="sans-serif" fo:font-size="12.75pt" fo:letter-spacing="normal" fo:font-style="normal" fo:font-weight="bold" loext:padding="0in" loext:border="none"/>
    </style:style>
    <style:style style:name="T7" style:family="text">
      <style:text-properties fo:font-variant="normal" fo:text-transform="none" fo:color="#000000" style:font-name="sans-serif" fo:font-size="12.75pt" fo:letter-spacing="normal" fo:font-style="normal" fo:font-weight="bold" officeooo:rsid="0001a290" loext:padding="0in" loext:border="none"/>
    </style:style>
    <style:style style:name="T8" style:family="text">
      <style:text-properties fo:font-variant="normal" fo:text-transform="none" fo:color="#000000" style:font-name="sans-serif" fo:font-size="12.75pt" fo:letter-spacing="normal" fo:font-style="normal" officeooo:rsid="0001a290" loext:padding="0in" loext:border="none"/>
    </style:style>
    <style:style style:name="T9" style:family="text">
      <style:text-properties fo:font-variant="normal" fo:text-transform="none" fo:color="#000000" style:font-name="sans-serif" fo:font-size="12.75pt" fo:letter-spacing="normal" fo:font-style="normal" loext:padding="0in" loext:border="none"/>
    </style:style>
    <style:style style:name="T10" style:family="text">
      <style:text-properties fo:font-variant="normal" fo:text-transform="none" fo:color="#000000" style:font-name="monospace" fo:font-size="14pt" fo:letter-spacing="normal" fo:font-style="normal" fo:font-weight="normal"/>
    </style:style>
    <style:style style:name="T11" style:family="text">
      <style:text-properties fo:font-variant="normal" fo:text-transform="none" fo:color="#008000" style:font-name="sans-serif" fo:font-size="12.75pt" fo:letter-spacing="normal" fo:font-style="normal" fo:font-weight="normal" loext:padding="0in" loext:border="none"/>
    </style:style>
    <style:style style:name="T12" style:family="text">
      <style:text-properties fo:font-variant="normal" fo:text-transform="none" fo:color="#008000" style:font-name="sans-serif" fo:font-size="12.75pt" fo:letter-spacing="normal" fo:font-style="normal" fo:font-weight="normal" officeooo:rsid="0001a290" loext:padding="0in" loext:border="none"/>
    </style:style>
    <style:style style:name="T13" style:family="text">
      <style:text-properties fo:font-variant="normal" fo:text-transform="none" fo:color="#008000" style:font-name="monospace" fo:font-size="14pt" fo:letter-spacing="normal" fo:font-style="normal" fo:font-weight="normal"/>
    </style:style>
    <style:style style:name="T14" style:family="text">
      <style:text-properties officeooo:rsid="00040a9c"/>
    </style:style>
    <style:style style:name="T15" style:family="text">
      <style:text-properties officeooo:rsid="0004c111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28632283" text:style-name="L1">
        <text:list-header>
          <text:p text:style-name="P6">Missing Database Driver</text:p>
          <text:p text:style-name="P5"><text:span text:style-name="T14">This error was generated by removing the </text:span>mysql <text:span text:style-name="T14">driver. <text:s/>I right-clicked on the mysql jar file and clicked “Remove”. <text:s/>I was able to get rid of the error by adding the mysql jar file back to the project.</text:span></text:p>
        </text:list-header>
      </text:list>
      <text:p text:style-name="P3"><text:span text:style-name="T6">dbError</text:span><text:span text:style-name="T4">: </text:span><text:span text:style-name="T11">"Problem getting driver:com.mysql.jdbc.Driver"</text:span><text:span text:style-name="T4">,</text:span></text:p>
      <text:p text:style-name="P4"/>
      <text:p text:style-name="P7">Database Unreachable</text:p>
      <text:p text:style-name="P9">This error was generated by not tunneling in while running my project. <text:s/>I was able to get rid of this error by tunneling in and then running the project again.</text:p>
      <text:p text:style-name="P3"><text:span text:style-name="T6">dbError</text:span><text:span text:style-name="T4">: </text:span><text:span text:style-name="T11">"Problem getting connection:Communications link failure The last packet sent successfully to the server was 0 milliseconds ago. The driver has not received any packets from the server."</text:span><text:span text:style-name="T4">,</text:span></text:p>
      <text:p text:style-name="P4"/>
      <text:p text:style-name="P7">Database Not Authorized</text:p>
      <text:p text:style-name="P10"><text:span text:style-name="T8">T</text:span><text:span text:style-name="T9">his error was generated by using an incorrect connect string (found in DbConn.java). <text:s/>The correct connect string includes my username, which is tug34641. <text:s/>This incorrect string used tug134641. <text:s/>I fixed the error by correcting my username in the string.</text:span></text:p>
      <text:p text:style-name="P2"><text:span text:style-name="T7">dbError</text:span><text:span text:style-name="T5">: </text:span><text:span text:style-name="T12">"Problem getting connection:Unknown database 'SP20_3308_tug134641'"</text:span><text:span text:style-name="T5">,</text:span></text:p>
      <text:p text:style-name="P4"/>
      <text:p text:style-name="P8">Syntax error in SQL Statement</text:p>
      <text:p text:style-name="P9">This error was generated by misspelling the keyword “SELECT” in the SQL statement. <text:s/>I was able to to fix it by spelling “SELECT” correctly.</text:p>
      <text:p text:style-name="P2"><text:span text:style-name="T7">errorMsg</text:span><text:span text:style-name="T5">: </text:span><text:span text:style-name="T12">"Exception thrown, messages is: You have an error in your SQL syntax; check the manual that corresponds to your MySQL server version for the right syntax to use near 'SELCT web_user_id, user_email, user_password, membership_fee, birthday, web_user' at line 1"</text:span></text:p>
      <text:p text:style-name="P4"/>
      <text:p text:style-name="P7">Error Extracting Data from Result Set (bad column name)</text:p>
      <text:p text:style-name="P9">This error was generated calling results.getObject(“user_id”) instead of results.getObject(“web_user_id”) in StringData.java. <text:s/>The correct column name in the data is “web_user_id”, so the correct data could not be found. <text:s/>I fixed this error by changing “user_id” to “web_user_id”.</text:p>
      <text:p text:style-name="P1"><text:span text:style-name="T3">errorMsg</text:span><text:span text:style-name="T2">: </text:span><text:span text:style-name="T1">"Exception thrown in model.webUser.StringData (the constructor that takes a ResultSet): Column 'user_id' not found."</text:span></text:p>
      <text:p text:style-name="P4"/>
      <text:p text:style-name="P7">Error Extracting Data from Result Set (wrong data type)</text:p>
      <text:p text:style-name="P9"><text:soft-page-break/>I generated this error by calling FormatUtils.formatInteger when retrieving “user_email” data <text:span text:style-name="T15">(in StringData.java)</text:span>. <text:s/><text:span text:style-name="T15">Since emails are not integers, this error was generated. <text:s/>I fixed the error by changing “formatInteger” to “formatString”.</text:span></text:p>
      <text:p text:style-name="P3"><text:span text:style-name="T13">"bad Integer in FormatUtils:madilyn.simons@temple.edu Error:java.lang.String cannot be cast to java.lang.Integer"</text:span><text:span text:style-name="T10">,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15:28:19.029041093</meta:creation-date>
    <dc:date>2020-02-23T16:19:40.358536824</dc:date>
    <meta:editing-duration>PT16M1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18" meta:word-count="335" meta:character-count="2315" meta:non-whitespace-character-count="1989"/>
  </office:meta>
</office:document-meta>
</file>